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9944in"/>
    </style:style>
    <style:style style:name="Table1.B" style:family="table-column">
      <style:table-column-properties style:column-width="1.1417in"/>
    </style:style>
    <style:style style:name="Table1.C" style:family="table-column">
      <style:table-column-properties style:column-width="2.78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>
      <style:text-properties officeooo:paragraph-rsid="00104d0f"/>
    </style:style>
    <style:style style:name="T1" style:family="text">
      <style:text-properties officeooo:rsid="00104d0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⭐ <text:span text:style-name="Strong_20_Emphasis">DAY 2</text:span><text:span text:style-name="Strong_20_Emphasis"><text:span text:style-name="T1">2</text:span></text:span><text:span text:style-name="Strong_20_Emphasis"> — Debugging in JavaScript</text:span></text:h>
      <text:p text:style-name="Text_20_body"><text:span text:style-name="Strong_20_Emphasis">Console • Breakpoints • Source Maps</text:span></text:p>
      <text:h text:style-name="Heading_20_1" text:outline-level="1">🔥 <text:span text:style-name="Strong_20_Emphasis">1. Console Debugging</text:span></text:h>
      <text:p text:style-name="Horizontal_20_Line"/>
      <text:h text:style-name="Heading_20_2" text:outline-level="2"><text:span text:style-name="Strong_20_Emphasis"/></text:h>
      <text:p text:style-name="Text_20_body">Console debugging is the simplest and fastest way to inspect your program while it runs.<text:line-break/>It involves printing messages, variable values, errors, warnings, and structured data to the browser's <text:span text:style-name="Strong_20_Emphasis">Console</text:span> using built-in methods such as <text:span text:style-name="Source_20_Text">console.log()</text:span>, <text:span text:style-name="Source_20_Text">console.error()</text:span>, and more.</text:p>
      <text:p text:style-name="Text_20_body">This helps you:</text:p>
      <text:list xml:id="list2366616121" text:style-name="L2">
        <text:list-item>
          <text:p text:style-name="P3">Track code execution flow</text:p>
        </text:list-item>
        <text:list-item>
          <text:p text:style-name="P3">Identify incorrect values</text:p>
        </text:list-item>
        <text:list-item>
          <text:p text:style-name="P3">Detect type mismatches</text:p>
        </text:list-item>
        <text:list-item>
          <text:p text:style-name="P3">Understand program behavior</text:p>
        </text:list-item>
        <text:list-item>
          <text:p text:style-name="P3">Measure performance</text:p>
        </text:list-item>
      </text:list>
      <text:p text:style-name="Text_20_body">Console debugging is useful for beginners and professionals because it is quick, flexible, and requires no setup.</text:p>
      <text:p text:style-name="Horizontal_20_Line"/>
      <text:h text:style-name="Heading_20_2" text:outline-level="2">🔧 <text:span text:style-name="Strong_20_Emphasis">Common Console Method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onsole.log()</text:span></text:p>
          </table:table-cell>
          <table:table-cell table:style-name="Table1.A1" office:value-type="string">
            <text:p text:style-name="Table_20_Contents">Normal message</text:p>
          </table:table-cell>
          <table:table-cell table:style-name="Table1.A1" office:value-type="string">
            <text:p text:style-name="Table_20_Contents">For printing values or flow checkpoin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sole.error()</text:span></text:p>
          </table:table-cell>
          <table:table-cell table:style-name="Table1.A1" office:value-type="string">
            <text:p text:style-name="Table_20_Contents">Error message</text:p>
          </table:table-cell>
          <table:table-cell table:style-name="Table1.A1" office:value-type="string">
            <text:p text:style-name="Table_20_Contents">Shows message in red; helpful for issu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sole.warn()</text:span></text:p>
          </table:table-cell>
          <table:table-cell table:style-name="Table1.A1" office:value-type="string">
            <text:p text:style-name="Table_20_Contents">Warning message</text:p>
          </table:table-cell>
          <table:table-cell table:style-name="Table1.A1" office:value-type="string">
            <text:p text:style-name="Table_20_Contents">Yellow message; indicates potential risk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sole.table()</text:span></text:p>
          </table:table-cell>
          <table:table-cell table:style-name="Table1.A1" office:value-type="string">
            <text:p text:style-name="Table_20_Contents">Table format</text:p>
          </table:table-cell>
          <table:table-cell table:style-name="Table1.A1" office:value-type="string">
            <text:p text:style-name="Table_20_Contents">Best for arrays/objects; shows structured view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sole.time()</text:span> / <text:span text:style-name="Source_20_Text">console.timeEnd()</text:span></text:p>
          </table:table-cell>
          <table:table-cell table:style-name="Table1.A1" office:value-type="string">
            <text:p text:style-name="Table_20_Contents">Timers</text:p>
          </table:table-cell>
          <table:table-cell table:style-name="Table1.A1" office:value-type="string">
            <text:p text:style-name="Table_20_Contents">Measures how long a block of code takes</text:p>
          </table:table-cell>
        </table:table-row>
      </table:table>
      <text:p text:style-name="Horizontal_20_Line"/>
      <text:h text:style-name="Heading_20_2" text:outline-level="2"><text:soft-page-break/>📘 <text:span text:style-name="Strong_20_Emphasis">Example 1 — Basic Console Usage (with Line-by-Line Explanation)</text:span></text:h>
      <text:p text:style-name="Preformatted_20_Text"><text:span text:style-name="Source_20_Text">console.log("Step 1 reached");</text:span></text:p>
      <text:p text:style-name="Preformatted_20_Text"><text:span text:style-name="Source_20_Text">console.warn("This might be a problem");</text:span></text:p>
      <text:p text:style-name="P1"><text:span text:style-name="Source_20_Text">console.error("Something broke!");</text:span></text:p>
      <text:p text:style-name="Horizontal_20_Line"/>
      <text:h text:style-name="Heading_20_2" text:outline-level="2">📘 <text:span text:style-name="Strong_20_Emphasis">Example 2 — Debugging Wrong Data Types</text:span></text:h>
      <text:p text:style-name="Preformatted_20_Text"><text:span text:style-name="Source_20_Text">let a = 10;</text:span></text:p>
      <text:p text:style-name="Preformatted_20_Text"><text:span text:style-name="Source_20_Text">let b = "20";</text:span></text:p>
      <text:p text:style-name="Preformatted_20_Text"/>
      <text:p text:style-name="Preformatted_20_Text"><text:span text:style-name="Source_20_Text">console.log("Values:", a, b);</text:span></text:p>
      <text:p text:style-name="P1"><text:span text:style-name="Source_20_Text">console.log("Type of b:", typeof b);</text:span></text:p>
      <text:h text:style-name="Heading_20_3" text:outline-level="3"/>
      <text:p text:style-name="Horizontal_20_Line"/>
      <text:h text:style-name="Heading_20_2" text:outline-level="2">📘 <text:span text:style-name="Strong_20_Emphasis">Example 3 — console.table()</text:span></text:h>
      <text:p text:style-name="Preformatted_20_Text"><text:span text:style-name="Source_20_Text">let students = [</text:span></text:p>
      <text:p text:style-name="Preformatted_20_Text"><text:span text:style-name="Source_20_Text"><text:s text:c="2"/>{ name: "Aman", score: 85 },</text:span></text:p>
      <text:p text:style-name="Preformatted_20_Text"><text:span text:style-name="Source_20_Text"><text:s text:c="2"/>{ name: "Riya", score: 92 }</text:span></text:p>
      <text:p text:style-name="Preformatted_20_Text"><text:span text:style-name="Source_20_Text">];</text:span></text:p>
      <text:p text:style-name="Preformatted_20_Text"/>
      <text:p text:style-name="P1"><text:span text:style-name="Source_20_Text">console.table(students);</text:span></text:p>
      <text:h text:style-name="Heading_20_3" text:outline-level="3"/>
      <text:p text:style-name="Horizontal_20_Line"/>
      <text:h text:style-name="Heading_20_1" text:outline-level="1"/>
      <text:h text:style-name="Heading_20_1" text:outline-level="1"/>
      <text:h text:style-name="Heading_20_1" text:outline-level="1">🧲 <text:span text:style-name="Strong_20_Emphasis">2. Debugging Using Breakpoints </text:span></text:h>
      <text:p text:style-name="Horizontal_20_Line"/>
      <text:h text:style-name="Heading_20_2" text:outline-level="2"><text:soft-page-break/><text:span text:style-name="Strong_20_Emphasis"/></text:h>
      <text:p text:style-name="Text_20_body">Breakpoints are a professional debugging technique that allows you to <text:span text:style-name="Strong_20_Emphasis">pause</text:span> code execution at a specific line.<text:line-break/>This pause gives you the ability to:</text:p>
      <text:list xml:id="list3644445091" text:style-name="L5">
        <text:list-item>
          <text:p text:style-name="P6">Inspect variable values</text:p>
        </text:list-item>
        <text:list-item>
          <text:p text:style-name="P6">Watch expressions</text:p>
        </text:list-item>
        <text:list-item>
          <text:p text:style-name="P6">Step through code line-by-line</text:p>
        </text:list-item>
        <text:list-item>
          <text:p text:style-name="P6">Check call stacks</text:p>
        </text:list-item>
        <text:list-item>
          <text:p text:style-name="P6">Track how functions execute</text:p>
        </text:list-item>
      </text:list>
      <text:p text:style-name="Text_20_body">It is like using a microscope to study your program in slow motion.</text:p>
      <text:p text:style-name="Horizontal_20_Line"/>
      <text:h text:style-name="Heading_20_2" text:outline-level="2">🔍 <text:span text:style-name="Strong_20_Emphasis">How to Use Breakpoints</text:span></text:h>
      <text:list xml:id="list3623416205" text:style-name="L6">
        <text:list-item>
          <text:p text:style-name="P7">Open Chrome → Right-click → <text:span text:style-name="Strong_20_Emphasis">Inspect</text:span></text:p>
        </text:list-item>
        <text:list-item>
          <text:p text:style-name="P7">Go to the <text:span text:style-name="Strong_20_Emphasis">Sources</text:span> tab</text:p>
        </text:list-item>
        <text:list-item>
          <text:p text:style-name="P7">Open your JavaScript file</text:p>
        </text:list-item>
        <text:list-item>
          <text:p text:style-name="P7">Click the <text:span text:style-name="Strong_20_Emphasis">line number</text:span> to set a breakpoint</text:p>
        </text:list-item>
        <text:list-item>
          <text:p text:style-name="P7">Refresh the page</text:p>
        </text:list-item>
        <text:list-item>
          <text:p text:style-name="P7">Code stops at your breakpoint</text:p>
        </text:list-item>
        <text:list-item>
          <text:p text:style-name="P7">Inspect the state:</text:p>
          <text:list>
            <text:list-item>
              <text:p text:style-name="P7">Variables</text:p>
            </text:list-item>
            <text:list-item>
              <text:p text:style-name="P7">Scope</text:p>
            </text:list-item>
            <text:list-item>
              <text:p text:style-name="P7">Call stack</text:p>
            </text:list-item>
            <text:list-item>
              <text:p text:style-name="P7">Step over / Step into / Step out</text:p>
            </text:list-item>
          </text:list>
        </text:list-item>
      </text:list>
      <text:p text:style-name="Horizontal_20_Line"/>
      <text:h text:style-name="Heading_20_2" text:outline-level="2">📘 <text:span text:style-name="Strong_20_Emphasis">Example — Debugging a Bug Using Breakpoints</text:span></text:h>
      <text:p text:style-name="Preformatted_20_Text"><text:span text:style-name="Source_20_Text">function add(a, b) {</text:span></text:p>
      <text:p text:style-name="Preformatted_20_Text"><text:span text:style-name="Source_20_Text"><text:s text:c="2"/>return a +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multiply(x, y) {</text:span></text:p>
      <text:p text:style-name="Preformatted_20_Text"><text:span text:style-name="Source_20_Text"><text:s text:c="2"/>console.log("Multiplying:", x, y);</text:span></text:p>
      <text:p text:style-name="Preformatted_20_Text"><text:span text:style-name="Source_20_Text"><text:s text:c="2"/>return x * y;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let result = multiply(add(2, "5"), 10); <text:s/>// Bug!</text:span></text:p>
      <text:p text:style-name="P1"><text:span text:style-name="Source_20_Text">console.log(result);</text:span></text:p>
      <text:p text:style-name="Horizontal_20_Line"/>
      <text:h text:style-name="Heading_20_3" text:outline-level="3"/>
      <text:h text:style-name="Heading_20_3" text:outline-level="3"/>
      <text:h text:style-name="Heading_20_1" text:outline-level="1">🌐 <text:span text:style-name="Strong_20_Emphasis">3. Source Maps</text:span></text:h>
      <text:p text:style-name="Horizontal_20_Line"/>
      <text:h text:style-name="Heading_20_2" text:outline-level="2"><text:span text:style-name="Strong_20_Emphasis"/></text:h>
      <text:p text:style-name="Text_20_body">Source Maps are files that map minified/compiled JavaScript code back to the original source code.<text:line-break/>When using bundlers like:</text:p>
      <text:list xml:id="list3216649723" text:style-name="L8">
        <text:list-item>
          <text:p text:style-name="P9">Webpack</text:p>
        </text:list-item>
        <text:list-item>
          <text:p text:style-name="P9">Vite</text:p>
        </text:list-item>
        <text:list-item>
          <text:p text:style-name="P9">Parcel</text:p>
        </text:list-item>
        <text:list-item>
          <text:p text:style-name="P9">Rollup</text:p>
        </text:list-item>
      </text:list>
      <text:p text:style-name="Text_20_body">the final JavaScript is:</text:p>
      <text:list xml:id="list3547704643" text:style-name="L9">
        <text:list-item>
          <text:p text:style-name="P10">Minified</text:p>
        </text:list-item>
        <text:list-item>
          <text:p text:style-name="P10">Shrunken</text:p>
        </text:list-item>
        <text:list-item>
          <text:p text:style-name="P10">Compressed</text:p>
        </text:list-item>
        <text:list-item>
          <text:p text:style-name="P10">Hard to read</text:p>
        </text:list-item>
      </text:list>
      <text:p text:style-name="Text_20_body">Debugging this compressed code is nearly impossible.</text:p>
      <text:p text:style-name="Text_20_body">Source Maps allow the browser to show:</text:p>
      <text:list xml:id="list2223421847" text:style-name="L10">
        <text:list-item>
          <text:p text:style-name="P11">The original filenames</text:p>
        </text:list-item>
        <text:list-item>
          <text:p text:style-name="P11">The original line numbers</text:p>
        </text:list-item>
        <text:list-item>
          <text:p text:style-name="P11">The original code</text:p>
        </text:list-item>
      </text:list>
      <text:p text:style-name="Text_20_body">Even if the production bundle is heavily optimized.</text:p>
      <text:p text:style-name="Horizontal_20_Line"/>
      <text:h text:style-name="Heading_20_2" text:outline-level="2"><text:soft-page-break/>⭐ Benefits</text:h>
      <text:p text:style-name="Text_20_body">✔ Debug the original readable code<text:line-break/>✔ Accurate line numbers for errors<text:line-break/>✔ Breakpoints work perfectly<text:line-break/>✔ Great for large projects<text:line-break/>✔ Essential for modern JavaScript development</text:p>
      <text:p text:style-name="Horizontal_20_Line"/>
      <text:h text:style-name="Heading_20_1" text:outline-level="1">🧪 <text:span text:style-name="Strong_20_Emphasis">QUIZ </text:span></text:h>
      <text:h text:style-name="Heading_20_3" text:outline-level="3"><text:span text:style-name="Strong_20_Emphasis">Q1:</text:span> What tool pauses JavaScript code during execution?</text:h>
      <text:p text:style-name="Text_20_body"/>
      <text:h text:style-name="Heading_20_3" text:outline-level="3"><text:span text:style-name="Strong_20_Emphasis">Q2:</text:span> Which console method displays data in a table format?</text:h>
      <text:p text:style-name="P13"/>
      <text:p text:style-name="P13"><text:span text:style-name="Strong_20_Emphasis">Q3:</text:span> What lets you debug original code after minification?</text:p>
      <text:h text:style-name="Heading_20_1" text:outline-level="1">🎯<text:span text:style-name="Strong_20_Emphasis"> SUMMARY</text:span></text:h>
      <text:list xml:id="list3391341630" text:style-name="L11">
        <text:list-item>
          <text:p text:style-name="P12"><text:span text:style-name="Strong_20_Emphasis">Console Debugging</text:span> → Quick and easy way to understand what is happening in your code.</text:p>
        </text:list-item>
        <text:list-item>
          <text:p text:style-name="P12"><text:span text:style-name="Strong_20_Emphasis">Breakpoints</text:span> → Pause code and inspect it professionally, line by line.</text:p>
        </text:list-item>
        <text:list-item>
          <text:p text:style-name="P12"><text:span text:style-name="Strong_20_Emphasis">Source Maps</text:span> → Debug your original code even when using bundlers.</text:p>
        </text:list-item>
        <text:list-item>
          <text:p text:style-name="P12">Debugging is a critical skill for every developer—it helps you find, understand, and fix bugs efficiently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4T12:24:59.665000000</meta:creation-date>
    <dc:date>2025-12-04T12:42:53.794000000</dc:date>
    <meta:editing-duration>PT7M43S</meta:editing-duration>
    <meta:editing-cycles>2</meta:editing-cycles>
    <meta:generator>Neat_Office/6.2.8.2$Windows_x86 LibreOffice_project/</meta:generator>
    <meta:document-statistic meta:table-count="1" meta:image-count="0" meta:object-count="0" meta:page-count="5" meta:paragraph-count="103" meta:word-count="574" meta:character-count="3453" meta:non-whitespace-character-count="3001"/>
  </office:meta>
</office:document-meta>
</file>